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pability.getPackag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ability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ability.toStrin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apability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ability.getPackage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ability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ability.getDirectiv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ability.ke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apability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ability.checkSubstring( String [ ] pieces , String 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Capability.get( Object ke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apability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ability.getU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ability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ability.putAll( Map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ability.getProperties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">
            <text:p text:style-name="Table_20_Contents">1</text:p>
          </table:table-cell>
          <table:table-cell office:value-type="float" office:value="93">
            <text:p text:style-name="Table_20_Contents">93</text:p>
          </table:table-cell>
        </table:table-row>
        <table:table-row>
          <table:table-cell office:value-type="string">
            <text:p text:style-name="Table_20_Contents">Capability.containsValue(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apability.Capability( String namespace , R4Directive [ ] dirs , R4Attribute [ ] attrs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7">
            <text:p text:style-name="Table_20_Contents">17</text:p>
          </table:table-cell>
          <table:table-cell office:value-type="float" office:value="72">
            <text:p text:style-name="Table_20_Contents">72</text:p>
          </table:table-cell>
        </table:table-row>
        <table:table-row>
          <table:table-cell office:value-type="string">
            <text:p text:style-name="Table_20_Contents">Capability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ability.isIncluded( String nam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apability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ability.parseSubstring( String targe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8">
            <text:p text:style-name="Table_20_Contents">8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Capability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ability.contain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